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2">
            <text:p>quantity</text:p>
          </table:table-cell>
          <table:table-cell office:value-type="string" table:style-name="ce1">
            <text:p>ref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Alternate</text:p>
          </table:table-cell>
          <table:table-cell office:value-type="string" table:style-name="ce3">
            <text:p>On Hand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Digikey P/N</text:p>
          </table:table-cell>
          <table:table-cell office:value-type="string" table:style-name="ce1">
            <text:p>each</text:p>
          </table:table-cell>
          <table:table-cell office:value-type="string" table:style-name="ce1">
            <text:p>total to buy</text:p>
          </table:table-cell>
          <table:table-cell office:value-type="string" table:style-name="ce1">
            <text:p>CTM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C1,2,3,4,5,7,18,19,21,22,29,30,49</text:p>
          </table:table-cell>
          <table:table-cell office:value-type="string" table:style-name="ce3">
            <text:p>0.1uF / 100nF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float" office:value="10" table:style-name="ce1">
            <text:p>10</text:p>
          </table:table-cell>
          <table:table-cell office:value-type="string" table:style-name="ce4">
            <text:p><text:a xlink:href="http://search.digikey.com/us/en/products/C322C104M1U5TA/399-4330-ND/818106">399-4330-ND</text:a></text:p>
          </table:table-cell>
          <table:table-cell office:value-type="currency" office:value="0.31" table:style-name="ce5">
            <text:p>$0.31</text:p>
          </table:table-cell>
          <table:table-cell office:value-type="currency" office:value="0" table:style-name="ce5">
            <text:p>$0.00</text:p>
          </table:table-cell>
          <table:table-cell office:value-type="currency" office:value="3.1" table:style-name="ce5">
            <text:p>$3.10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6</text:p>
          </table:table-cell>
          <table:table-cell office:value-type="string" table:style-name="ce3">
            <text:p>6.8nF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FK20C0G1H683J/445-4755-ND/2050104">445-4755-ND</text:a></text:p>
          </table:table-cell>
          <table:table-cell office:value-type="currency" office:value="1.52" table:style-name="ce5">
            <text:p>$1.52</text:p>
          </table:table-cell>
          <table:table-cell office:value-type="currency" office:value="0" table:style-name="ce5">
            <text:p>$0.00</text:p>
          </table:table-cell>
          <table:table-cell office:value-type="currency" office:value="1.52" table:style-name="ce5">
            <text:p>$1.52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8</text:p>
          </table:table-cell>
          <table:table-cell office:value-type="string" table:style-name="ce3">
            <text:p>680pF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RPE5C2A681J2P1B03B/490-3664-ND/946300">490-3664-ND</text:a></text:p>
          </table:table-cell>
          <table:table-cell office:value-type="currency" office:value="0.46" table:style-name="ce5">
            <text:p>$0.46</text:p>
          </table:table-cell>
          <table:table-cell office:value-type="currency" office:value="0" table:style-name="ce5">
            <text:p>$0.00</text:p>
          </table:table-cell>
          <table:table-cell office:value-type="currency" office:value="0.46" table:style-name="ce5">
            <text:p>$0.46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C12,13,27,28</text:p>
          </table:table-cell>
          <table:table-cell office:value-type="string" table:style-name="ce3">
            <text:p>47uF</text:p>
          </table:table-cell>
          <table:table-cell table:number-columns-repeated="2" table:style-name="ce3"/>
          <table:table-cell office:value-type="float" office:value="4" table:style-name="ce1">
            <text:p>4</text:p>
          </table:table-cell>
          <table:table-cell table:style-name="ce4"/>
          <table:table-cell office:value-type="currency" office:value="0.66" table:style-name="ce5">
            <text:p>$0.66</text:p>
          </table:table-cell>
          <table:table-cell office:value-type="currency" office:value="2.64" table:style-name="ce5">
            <text:p>$2.64</text:p>
          </table:table-cell>
          <table:table-cell office:value-type="currency" office:value="2.64" table:style-name="ce5">
            <text:p>$2.64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C15,16,24,25</text:p>
          </table:table-cell>
          <table:table-cell office:value-type="string" table:style-name="ce3">
            <text:p>10uF</text:p>
          </table:table-cell>
          <table:table-cell table:number-columns-repeated="2" table:style-name="ce3"/>
          <table:table-cell office:value-type="float" office:value="4" table:style-name="ce1">
            <text:p>4</text:p>
          </table:table-cell>
          <table:table-cell office:value-type="string" table:style-name="ce4">
            <text:p><text:a xlink:href="http://search.digikey.com/us/en/products/FK22X7R1E106K/445-2898-ND/1008924">445-2898-ND</text:a></text:p>
          </table:table-cell>
          <table:table-cell office:value-type="currency" office:value="1.1399999999999999" table:style-name="ce5">
            <text:p>$1.14</text:p>
          </table:table-cell>
          <table:table-cell office:value-type="currency" office:value="4.5599999999999996" table:style-name="ce5">
            <text:p>$4.56</text:p>
          </table:table-cell>
          <table:table-cell office:value-type="currency" office:value="4.5599999999999996" table:style-name="ce5">
            <text:p>$4.56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31</text:p>
          </table:table-cell>
          <table:table-cell office:value-type="string" table:style-name="ce3">
            <text:p>0.33uF</text:p>
          </table:table-cell>
          <table:table-cell table:number-columns-repeated="2" table:style-name="ce3"/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C330C334K5R5TA/399-4408-ND/818184">399-4408-ND</text:a></text:p>
          </table:table-cell>
          <table:table-cell office:value-type="currency" office:value="0.83" table:style-name="ce5">
            <text:p>$0.83</text:p>
          </table:table-cell>
          <table:table-cell office:value-type="currency" office:value="0.83" table:style-name="ce5">
            <text:p>$0.83</text:p>
          </table:table-cell>
          <table:table-cell office:value-type="currency" office:value="0.83" table:style-name="ce5">
            <text:p>$0.83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C32,42,43,44</text:p>
          </table:table-cell>
          <table:table-cell office:value-type="string" table:style-name="ce3">
            <text:p>1.0uF</text:p>
          </table:table-cell>
          <table:table-cell table:number-columns-repeated="2" table:style-name="ce3"/>
          <table:table-cell office:value-type="float" office:value="4" table:style-name="ce1">
            <text:p>4</text:p>
          </table:table-cell>
          <table:table-cell office:value-type="string" table:style-name="ce4">
            <text:p><text:a xlink:href="http://search.digikey.com/us/en/products/C330C105K5R5TA/399-4389-ND/818165">399-4389-ND</text:a></text:p>
          </table:table-cell>
          <table:table-cell office:value-type="currency" office:value="1.1200000000000001" table:style-name="ce5">
            <text:p>$1.12</text:p>
          </table:table-cell>
          <table:table-cell office:value-type="currency" office:value="4.4800000000000004" table:style-name="ce5">
            <text:p>$4.48</text:p>
          </table:table-cell>
          <table:table-cell office:value-type="currency" office:value="4.4800000000000004" table:style-name="ce5">
            <text:p>$4.48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35</text:p>
          </table:table-cell>
          <table:table-cell office:value-type="string" table:style-name="ce3">
            <text:p>0.01uF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C322C103K5R5TA/399-4326-ND/818102">399-4326-ND</text:a></text:p>
          </table:table-cell>
          <table:table-cell office:value-type="currency" office:value="0.32" table:style-name="ce5">
            <text:p>$0.32</text:p>
          </table:table-cell>
          <table:table-cell office:value-type="currency" office:value="0" table:style-name="ce5">
            <text:p>$0.00</text:p>
          </table:table-cell>
          <table:table-cell office:value-type="currency" office:value="0.32" table:style-name="ce5">
            <text:p>$0.32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C39,40,41,45</text:p>
          </table:table-cell>
          <table:table-cell office:value-type="string" table:style-name="ce3">
            <text:p>0.001uF</text:p>
          </table:table-cell>
          <table:table-cell table:number-columns-repeated="2" table:style-name="ce3"/>
          <table:table-cell office:value-type="float" office:value="4" table:style-name="ce1">
            <text:p>4</text:p>
          </table:table-cell>
          <table:table-cell office:value-type="string" table:style-name="ce4">
            <text:p><text:a xlink:href="http://search.digikey.com/us/en/products/C317C102K1R5TA/399-4202-ND/817978">399-4202-ND</text:a></text:p>
          </table:table-cell>
          <table:table-cell office:value-type="currency" office:value="0.32" table:style-name="ce5">
            <text:p>$0.32</text:p>
          </table:table-cell>
          <table:table-cell office:value-type="currency" office:value="1.28" table:style-name="ce5">
            <text:p>$1.28</text:p>
          </table:table-cell>
          <table:table-cell office:value-type="currency" office:value="1.28" table:style-name="ce5">
            <text:p>$1.28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C46,48</text:p>
          </table:table-cell>
          <table:table-cell office:value-type="string" table:style-name="ce3">
            <text:p>0.22uF</text:p>
          </table:table-cell>
          <table:table-cell table:number-columns-repeated="2" table:style-name="ce3"/>
          <table:table-cell office:value-type="float" office:value="2" table:style-name="ce1">
            <text:p>2</text:p>
          </table:table-cell>
          <table:table-cell office:value-type="string" table:style-name="ce4">
            <text:p><text:a xlink:href="http://search.digikey.com/us/en/products/C322C224K5R5TA/399-4353-ND/818129">399-4353-ND</text:a></text:p>
          </table:table-cell>
          <table:table-cell office:value-type="currency" office:value="0.65" table:style-name="ce5">
            <text:p>$0.65</text:p>
          </table:table-cell>
          <table:table-cell office:value-type="currency" office:value="1.3" table:style-name="ce5">
            <text:p>$1.30</text:p>
          </table:table-cell>
          <table:table-cell office:value-type="currency" office:value="1.3" table:style-name="ce5">
            <text:p>$1.30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D2,3,6</text:p>
          </table:table-cell>
          <table:table-cell office:value-type="string" table:style-name="ce3">
            <text:p>1N4001</text:p>
          </table:table-cell>
          <table:table-cell table:number-columns-repeated="2" table:style-name="ce3"/>
          <table:table-cell office:value-type="float" office:value="3" table:style-name="ce1">
            <text:p>3</text:p>
          </table:table-cell>
          <table:table-cell office:value-type="string" table:style-name="ce4">
            <text:p><text:a xlink:href="http://search.digikey.com/us/en/products/1N4004-G/641-1311-1-ND/1979676">641-1311-1-ND</text:a></text:p>
          </table:table-cell>
          <table:table-cell office:value-type="currency" office:value="0.25" table:style-name="ce5">
            <text:p>$0.25</text:p>
          </table:table-cell>
          <table:table-cell office:value-type="currency" office:value="0.75" table:style-name="ce5">
            <text:p>$0.75</text:p>
          </table:table-cell>
          <table:table-cell office:value-type="currency" office:value="0.75" table:style-name="ce5">
            <text:p>$0.75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D4,5</text:p>
          </table:table-cell>
          <table:table-cell office:value-type="string" table:style-name="ce3">
            <text:p>LED-Green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<text:a xlink:href="http://search.digikey.com/us/en/products/WP132XGD/754-1210-ND/1747609">754-1210-ND</text:a></text:p>
          </table:table-cell>
          <table:table-cell office:value-type="currency" office:value="0.1" table:style-name="ce5">
            <text:p>$0.10</text:p>
          </table:table-cell>
          <table:table-cell office:value-type="currency" office:value="0" table:style-name="ce5">
            <text:p>$0.00</text:p>
          </table:table-cell>
          <table:table-cell office:value-type="currency" office:value="0.2" table:style-name="ce5">
            <text:p>$0.20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D7,8,9,10,11,12,13</text:p>
          </table:table-cell>
          <table:table-cell office:value-type="string" table:style-name="ce3">
            <text:p>LED-Red</text:p>
          </table:table-cell>
          <table:table-cell table:number-columns-repeated="2" table:style-name="ce3"/>
          <table:table-cell office:value-type="float" office:value="7" table:style-name="ce1">
            <text:p>7</text:p>
          </table:table-cell>
          <table:table-cell office:value-type="string" table:style-name="ce4">
            <text:p><text:a xlink:href="http://search.digikey.com/us/en/products/WP132XID/754-1211-ND/1747610">754-1211-ND</text:a></text:p>
          </table:table-cell>
          <table:table-cell office:value-type="currency" office:value="0.11" table:style-name="ce5">
            <text:p>$0.11</text:p>
          </table:table-cell>
          <table:table-cell office:value-type="currency" office:value="0.77" table:style-name="ce5">
            <text:p>$0.77</text:p>
          </table:table-cell>
          <table:table-cell office:value-type="currency" office:value="0.77" table:style-name="ce5">
            <text:p>$0.77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3">
            <text:p>USB_B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67068-8000/WM17113-ND/773801">WM17113-ND</text:a></text:p>
          </table:table-cell>
          <table:table-cell office:value-type="currency" office:value="1.79" table:style-name="ce5">
            <text:p>$1.79</text:p>
          </table:table-cell>
          <table:table-cell office:value-type="currency" office:value="0" table:style-name="ce5">
            <text:p>$0.00</text:p>
          </table:table-cell>
          <table:table-cell office:value-type="currency" office:value="1.79" table:style-name="ce5">
            <text:p>$1.79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P8,11,24</text:p>
          </table:table-cell>
          <table:table-cell office:value-type="string" table:style-name="ce3">
            <text:p>0.100 Pin Heade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TSW-150-07-L-S/SAM1031-50-ND/1101377">SAM1031-50-ND</text:a></text:p>
          </table:table-cell>
          <table:table-cell office:value-type="currency" office:value="3.11" table:style-name="ce5">
            <text:p>$3.11</text:p>
          </table:table-cell>
          <table:table-cell office:value-type="currency" office:value="0" table:style-name="ce5">
            <text:p>$0.00</text:p>
          </table:table-cell>
          <table:table-cell office:value-type="currency" office:value="3.11" table:style-name="ce5">
            <text:p>$3.11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Q1</text:p>
          </table:table-cell>
          <table:table-cell office:value-type="string" table:style-name="ce3">
            <text:p>2N3906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2N3906-AP/2N3906-APCT-ND/950592">2N3906-APCT-ND</text:a></text:p>
          </table:table-cell>
          <table:table-cell office:value-type="currency" office:value="0.42" table:style-name="ce5">
            <text:p>$0.42</text:p>
          </table:table-cell>
          <table:table-cell office:value-type="currency" office:value="0" table:style-name="ce5">
            <text:p>$0.00</text:p>
          </table:table-cell>
          <table:table-cell office:value-type="currency" office:value="0.42" table:style-name="ce5">
            <text:p>$0.42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Q2,3,4,5,6,7</text:p>
          </table:table-cell>
          <table:table-cell office:value-type="string" table:style-name="ce3">
            <text:p>435M9395</text:p>
          </table:table-cell>
          <table:table-cell office:value-type="string" table:style-name="ce3">
            <text:p>FQD12N20LTM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<text:a xlink:href="http://search.digikey.com/us/en/products/FQD12N20LTM/FQD12N20LTMCT-ND/1626215">FQD12N20LTMCT-ND</text:a></text:p>
          </table:table-cell>
          <table:table-cell office:value-type="currency" office:value="1.1000000000000001" table:style-name="ce5">
            <text:p>$1.10</text:p>
          </table:table-cell>
          <table:table-cell office:value-type="currency" office:value="0" table:style-name="ce5">
            <text:p>$0.00</text:p>
          </table:table-cell>
          <table:table-cell office:value-type="currency" office:value="6.6" table:style-name="ce5">
            <text:p>$6.60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Q8</text:p>
          </table:table-cell>
          <table:table-cell office:value-type="string" table:style-name="ce3">
            <text:p>MOSFET_N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PSMN022-30PL,127/568-7512-5-ND/2606361">568-7512-5-ND</text:a></text:p>
          </table:table-cell>
          <table:table-cell office:value-type="currency" office:value="0.92" table:style-name="ce5">
            <text:p>$0.92</text:p>
          </table:table-cell>
          <table:table-cell office:value-type="currency" office:value="0" table:style-name="ce5">
            <text:p>$0.00</text:p>
          </table:table-cell>
          <table:table-cell office:value-type="currency" office:value="0.92" table:style-name="ce5">
            <text:p>$0.92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R1,2,3,4,5,26</text:p>
          </table:table-cell>
          <table:table-cell office:value-type="string" table:style-name="ce3">
            <text:p>10k</text:p>
          </table:table-cell>
          <table:table-cell table:number-columns-repeated="2" table:style-name="ce3"/>
          <table:table-cell office:value-type="float" office:value="10" table:style-name="ce1">
            <text:p>10</text:p>
          </table:table-cell>
          <table:table-cell office:value-type="string" table:style-name="ce4">
            <text:p><text:a xlink:href="http://search.digikey.com/us/en/products/CFR-25JB-10K/10KQBK-ND/338">10K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.49199999999999999" table:style-name="ce5">
            <text:p>$0.49</text:p>
          </table:table-cell>
          <table:table-cell office:value-type="currency" office:value="0.82" table:style-name="ce5">
            <text:p>$0.82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R6</text:p>
          </table:table-cell>
          <table:table-cell office:value-type="string" table:style-name="ce3">
            <text:p>3.9k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CFR-25JB-3K9/3.9KQBK-ND/1473">3.9K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" table:style-name="ce5">
            <text:p>$0.00</text:p>
          </table:table-cell>
          <table:table-cell office:value-type="currency" office:value="0.41" table:style-name="ce5">
            <text:p>$0.41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R7,24,39,41,56,57,58,62,63,64,65</text:p>
          </table:table-cell>
          <table:table-cell office:value-type="string" table:style-name="ce3">
            <text:p>1k</text:p>
          </table:table-cell>
          <table:table-cell table:number-columns-repeated="2" table:style-name="ce3"/>
          <table:table-cell office:value-type="float" office:value="15" table:style-name="ce1">
            <text:p>15</text:p>
          </table:table-cell>
          <table:table-cell office:value-type="string" table:style-name="ce4">
            <text:p><text:a xlink:href="http://search.digikey.com/us/en/products/CFR-25JB-1K0/1.0KQBK-ND/96">1.0K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.90200000000000002" table:style-name="ce5">
            <text:p>$0.90</text:p>
          </table:table-cell>
          <table:table-cell office:value-type="currency" office:value="1.23" table:style-name="ce5">
            <text:p>$1.23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R9,10,21</text:p>
          </table:table-cell>
          <table:table-cell office:value-type="float" office:value="330" table:style-name="ce3">
            <text:p>330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CFR-25JB-330R/330QBK-ND/1636">330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" table:style-name="ce5">
            <text:p>$0.00</text:p>
          </table:table-cell>
          <table:table-cell office:value-type="currency" office:value="0.41" table:style-name="ce5">
            <text:p>$0.41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R22,23</text:p>
          </table:table-cell>
          <table:table-cell office:value-type="string" table:style-name="ce3">
            <text:p>1.6k</text:p>
          </table:table-cell>
          <table:table-cell table:number-columns-repeated="2" table:style-name="ce3"/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CFR-25JB-1K6/1.6KQBK-ND/141">1.6K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.16400000000000001" table:style-name="ce5">
            <text:p>$0.16</text:p>
          </table:table-cell>
          <table:table-cell office:value-type="currency" office:value="0.41" table:style-name="ce5">
            <text:p>$0.41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R25</text:p>
          </table:table-cell>
          <table:table-cell office:value-type="string" table:style-name="ce3">
            <text:p>39k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CFR-25JB-39K/39KQBK-ND/1817">39K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" table:style-name="ce5">
            <text:p>$0.00</text:p>
          </table:table-cell>
          <table:table-cell office:value-type="currency" office:value="0.41" table:style-name="ce5">
            <text:p>$0.41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R27</text:p>
          </table:table-cell>
          <table:table-cell office:value-type="float" office:value="750" table:style-name="ce3">
            <text:p>75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CFR-25JB-750R/750QBK-ND/3472">750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" table:style-name="ce5">
            <text:p>$0.00</text:p>
          </table:table-cell>
          <table:table-cell office:value-type="currency" office:value="0.41" table:style-name="ce5">
            <text:p>$0.41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R31,32,33</text:p>
          </table:table-cell>
          <table:table-cell office:value-type="string" table:style-name="ce3">
            <text:p>2.49k</text:p>
          </table:table-cell>
          <table:table-cell table:number-columns-repeated="2" table:style-name="ce3"/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MFR-25FBF-2K49/2.49KXBK-ND/13088">2.49KXBK-ND</text:a></text:p>
          </table:table-cell>
          <table:table-cell office:value-type="currency" office:value="0.126" table:style-name="ce5">
            <text:p>$0.13</text:p>
          </table:table-cell>
          <table:table-cell office:value-type="currency" office:value="0.378" table:style-name="ce5">
            <text:p>$0.38</text:p>
          </table:table-cell>
          <table:table-cell office:value-type="currency" office:value="0.63" table:style-name="ce5">
            <text:p>$0.63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R34,35,36</text:p>
          </table:table-cell>
          <table:table-cell office:value-type="string" table:style-name="ce3">
            <text:p>2.2k</text:p>
          </table:table-cell>
          <table:table-cell table:number-columns-repeated="2" table:style-name="ce3"/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CFR-25JB-2K2/2.2KQBK-ND/666">2.2K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.246" table:style-name="ce5">
            <text:p>$0.25</text:p>
          </table:table-cell>
          <table:table-cell office:value-type="currency" office:value="0.41" table:style-name="ce5">
            <text:p>$0.41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R37</text:p>
          </table:table-cell>
          <table:table-cell office:value-type="string" table:style-name="ce3">
            <text:p>1M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<text:a xlink:href="http://search.digikey.com/us/en/products/CFR-25JB-1M0/1.0MQBK-ND/99">1.0M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" table:style-name="ce5">
            <text:p>$0.00</text:p>
          </table:table-cell>
          <table:table-cell office:value-type="currency" office:value="0.41" table:style-name="ce5">
            <text:p>$0.41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R53,54,55,59,60,61</text:p>
          </table:table-cell>
          <table:table-cell office:value-type="string" table:style-name="ce3">
            <text:p>100k</text:p>
          </table:table-cell>
          <table:table-cell table:number-columns-repeated="2" table:style-name="ce3"/>
          <table:table-cell office:value-type="float" office:value="10" table:style-name="ce1">
            <text:p>10</text:p>
          </table:table-cell>
          <table:table-cell office:value-type="string" table:style-name="ce4">
            <text:p><text:a xlink:href="http://search.digikey.com/us/en/products/CFR-25JB-100K/100KQBK-ND/245">100KQBK-ND</text:a></text:p>
          </table:table-cell>
          <table:table-cell office:value-type="currency" office:value="8.2000000000000003E-2" table:style-name="ce5">
            <text:p>$0.08</text:p>
          </table:table-cell>
          <table:table-cell office:value-type="currency" office:value="0.49199999999999999" table:style-name="ce5">
            <text:p>$0.49</text:p>
          </table:table-cell>
          <table:table-cell office:value-type="currency" office:value="0.82" table:style-name="ce5">
            <text:p>$0.82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R66,67,68,69,70,7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Wire Jumper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U1</text:p>
          </table:table-cell>
          <table:table-cell office:value-type="string" table:style-name="ce3">
            <text:p>MC9S12XDP51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MC9S12XDP512VAL/MC9S12XDP512VAL-ND/1167904">MC9S12XDP512VAL-ND</text:a></text:p>
          </table:table-cell>
          <table:table-cell office:value-type="currency" office:value="22.43" table:style-name="ce5">
            <text:p>$22.43</text:p>
          </table:table-cell>
          <table:table-cell office:value-type="currency" office:value="0" table:style-name="ce5">
            <text:p>$0.00</text:p>
          </table:table-cell>
          <table:table-cell office:value-type="currency" office:value="22.43" table:style-name="ce5">
            <text:p>$22.43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U2,3</text:p>
          </table:table-cell>
          <table:table-cell office:value-type="string" table:style-name="ce3">
            <text:p>LM2937EM-5.0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<text:a xlink:href="http://search.digikey.com/us/en/products/LM2937ET-5.0%2FNOPB/LM2937ET-5.0-ND/212651">LM2937ET-5.0-ND</text:a></text:p>
          </table:table-cell>
          <table:table-cell office:value-type="currency" office:value="1.61" table:style-name="ce5">
            <text:p>$1.61</text:p>
          </table:table-cell>
          <table:table-cell office:value-type="currency" office:value="0" table:style-name="ce5">
            <text:p>$0.00</text:p>
          </table:table-cell>
          <table:table-cell office:value-type="currency" office:value="3.22" table:style-name="ce5">
            <text:p>$3.22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U4</text:p>
          </table:table-cell>
          <table:table-cell office:value-type="string" table:style-name="ce3">
            <text:p>FT232R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FT232RL-REEL/768-1007-1-ND/1836402">768-1007-1-ND</text:a></text:p>
          </table:table-cell>
          <table:table-cell office:value-type="currency" office:value="4.5" table:style-name="ce5">
            <text:p>$4.50</text:p>
          </table:table-cell>
          <table:table-cell office:value-type="currency" office:value="0" table:style-name="ce5">
            <text:p>$0.00</text:p>
          </table:table-cell>
          <table:table-cell office:value-type="currency" office:value="4.5" table:style-name="ce5">
            <text:p>$4.50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U5</text:p>
          </table:table-cell>
          <table:table-cell office:value-type="string" table:style-name="ce3">
            <text:p>74LS86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SN74HC86N/296-8375-5-ND/376842">296-8375-5-ND</text:a></text:p>
          </table:table-cell>
          <table:table-cell office:value-type="currency" office:value="0.43" table:style-name="ce5">
            <text:p>$0.43</text:p>
          </table:table-cell>
          <table:table-cell office:value-type="currency" office:value="0" table:style-name="ce5">
            <text:p>$0.00</text:p>
          </table:table-cell>
          <table:table-cell office:value-type="currency" office:value="0.43" table:style-name="ce5">
            <text:p>$0.43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U6</text:p>
          </table:table-cell>
          <table:table-cell office:value-type="string" table:style-name="ce3">
            <text:p>MPX4100AP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MPX4100AP/MPX4100AP-ND/464050">MPX4100AP-ND</text:a></text:p>
          </table:table-cell>
          <table:table-cell office:value-type="currency" office:value="15.84" table:style-name="ce5">
            <text:p>$15.84</text:p>
          </table:table-cell>
          <table:table-cell office:value-type="currency" office:value="0" table:style-name="ce5">
            <text:p>$0.00</text:p>
          </table:table-cell>
          <table:table-cell office:value-type="currency" office:value="15.84" table:style-name="ce5">
            <text:p>$15.84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X1</text:p>
          </table:table-cell>
          <table:table-cell office:value-type="string" table:style-name="ce3">
            <text:p>16MHz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<text:a xlink:href="http://search.digikey.com/us/en/products/ECS-160-20-4/X176-ND/83017">X176-ND</text:a></text:p>
          </table:table-cell>
          <table:table-cell office:value-type="currency" office:value="0.81" table:style-name="ce5">
            <text:p>$0.81</text:p>
          </table:table-cell>
          <table:table-cell office:value-type="currency" office:value="0" table:style-name="ce5">
            <text:p>$0.00</text:p>
          </table:table-cell>
          <table:table-cell office:value-type="currency" office:value="0.81" table:style-name="ce5">
            <text:p>$0.81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aguar PCB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style-name="ce4"/>
          <table:table-cell office:value-type="currency" office:value="50" table:style-name="ce5">
            <text:p>$50.00</text:p>
          </table:table-cell>
          <table:table-cell office:value-type="currency" office:value="0" table:style-name="ce5">
            <text:p>$0.00</text:p>
          </table:table-cell>
          <table:table-cell office:value-type="currency" office:value="50" table:style-name="ce5">
            <text:p>$50.00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table:number-columns-repeated="3" table:style-name="ce3"/>
          <table:table-cell table:number-columns-repeated="3" table:style-name="ce1"/>
          <table:table-cell office:value-type="currency" office:value="19.283999999999999" table:style-name="ce5">
            <text:p>$19.28</text:p>
          </table:table-cell>
          <table:table-cell office:value-type="currency" office:value="138.65" table:style-name="ce5">
            <text:p>$138.65</text:p>
          </table:table-cell>
          <table:table-cell table:number-columns-repeated="16374"/>
        </table:table-row>
        <table:table-row table:number-rows-repeated="1048536" table:style-name="ro2">
          <table:table-cell table:number-columns-repeated="16384"/>
        </table:table-row>
      </table:table>
      <table:database-ranges>
        <table:database-range table:target-range-address="Sheet1.B32:Sheet1.AMJ1048485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Andy Goss</dc:creator>
    <dc:date>2012-01-18T20:00:59Z</dc:date>
    <meta:editing-cycles>16</meta:editing-cycles>
    <meta:editing-duration>PT33784S</meta:editing-duration>
  </office:meta>
</office:document-meta>
</file>